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548226896192019630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8034251370729999270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3388858001772860122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8"><text:soft-page-break/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n: 0.25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6T19:07:10.44</dc:date>
    <dc:creator>James  Lombardi</dc:creator>
    <meta:editing-duration>P5DT13H27M57S</meta:editing-duration>
    <meta:editing-cycles>458</meta:editing-cycles>
    <meta:generator>OpenOffice/4.1.2$Win32 OpenOffice.org_project/412m3$Build-9782</meta:generator>
    <meta:document-statistic meta:table-count="0" meta:image-count="0" meta:object-count="0" meta:page-count="12" meta:paragraph-count="309" meta:word-count="3145" meta:character-count="16069"/>
  </office:meta>
</office:document-meta>
</file>